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domAccessMode.request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AccessMode.getMode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andomAccessMode.request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AccessMode.RandomAccessMode( final boolean read , final boolean 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